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8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9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10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11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12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13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</style:style>
    <style:style style:name="P14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</style:style>
    <style:style style:name="P15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</style:style>
    <style:style style:name="P16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</style:style>
    <style:style style:name="P17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18" style:family="paragraph" style:parent-style-name="Standard" style:list-style-name="LS11">
      <style:paragraph-properties fo:margin-top="0cm" fo:margin-bottom="0cm" style:contextual-spacing="false" fo:line-height="115%" fo:break-before="auto" fo:break-after="auto" style:writing-mode="lr-tb"/>
    </style:style>
    <style:style style:name="P19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20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21" style:family="paragraph" style:parent-style-name="Standard" style:list-style-name="LS14">
      <style:paragraph-properties fo:margin-top="0cm" fo:margin-bottom="0cm" style:contextual-spacing="false" fo:line-height="115%" fo:break-before="auto" fo:break-after="auto" style:writing-mode="lr-tb"/>
    </style:style>
    <style:style style:name="P22" style:family="paragraph" style:parent-style-name="Standard" style:list-style-name="LS15">
      <style:paragraph-properties fo:margin-top="0cm" fo:margin-bottom="0cm" style:contextual-spacing="false" fo:line-height="115%" fo:break-before="auto" fo:break-after="auto" style:writing-mode="lr-tb"/>
    </style:style>
    <style:style style:name="P23" style:family="paragraph" style:parent-style-name="Standard" style:list-style-name="LS16">
      <style:paragraph-properties fo:margin-top="0cm" fo:margin-bottom="0cm" style:contextual-spacing="false" fo:line-height="115%" fo:break-before="auto" fo:break-after="auto" style:writing-mode="lr-tb"/>
    </style:style>
    <style:style style:name="P24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</style:style>
    <style:style style:name="P25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</style:style>
    <style:style style:name="P26" style:family="paragraph" style:parent-style-name="Standard" style:list-style-name="LS19">
      <style:paragraph-properties fo:margin-top="0cm" fo:margin-bottom="0cm" style:contextual-spacing="false" fo:line-height="115%" fo:break-before="auto" fo:break-after="auto" style:writing-mode="lr-tb"/>
    </style:style>
    <style:style style:name="P27" style:family="paragraph" style:parent-style-name="Standard" style:list-style-name="LS20">
      <style:paragraph-properties fo:margin-top="0cm" fo:margin-bottom="0cm" style:contextual-spacing="false" fo:line-height="115%" fo:break-before="auto" fo:break-after="auto" style:writing-mode="lr-tb"/>
    </style:style>
    <style:style style:name="P28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</style:style>
    <style:style style:name="P29" style:family="paragraph" style:parent-style-name="Standard" style:list-style-name="LS22">
      <style:paragraph-properties fo:margin-top="0cm" fo:margin-bottom="0cm" style:contextual-spacing="false" fo:line-height="115%" fo:break-before="auto" fo:break-after="auto" style:writing-mode="lr-tb"/>
    </style:style>
    <style:style style:name="P30" style:family="paragraph" style:parent-style-name="Standard" style:list-style-name="LS23">
      <style:paragraph-properties fo:margin-top="0cm" fo:margin-bottom="0cm" style:contextual-spacing="false" fo:line-height="115%" fo:break-before="auto" fo:break-after="auto" style:writing-mode="lr-tb"/>
    </style:style>
    <style:style style:name="P31" style:family="paragraph" style:parent-style-name="Standard">
      <style:paragraph-properties fo:margin-left="0cm" fo:margin-right="0cm" fo:line-height="115%" fo:text-indent="1.27cm" style:auto-text-indent="false" style:writing-mode="lr-tb"/>
    </style:style>
    <style:style style:name="P32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33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officeooo:rsid="000a958e" officeooo:paragraph-rsid="000a958e"/>
    </style:style>
    <style:style style:name="P34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text-underline-style="none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9900ff" fo:font-weight="bold" style:font-weight-asian="bold" style:font-weight-complex="bold"/>
    </style:style>
    <style:style style:name="T4" style:family="text">
      <style:text-properties fo:color="#ff00ff" fo:font-weight="bold" style:font-weight-asian="bold" style:font-weight-complex="bold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allation</text:p>
      <text:list xml:id="list7893523037494672142" text:style-name="LS1">
        <text:list-item>
          <text:p text:style-name="P8">compilador xc16 <text:a xlink:type="simple" xlink:href="http://ww1.microchip.com/downloads/en/DeviceDoc/50002059G.pdf"><text:span text:style-name="T1">url</text:span></text:a></text:p>
        </text:list-item>
        <text:list-item>
          <text:p text:style-name="P8">mplab</text:p>
        </text:list-item>
        <text:list-item>
          <text:p text:style-name="P8">datasheets <text:a xlink:type="simple" xlink:href="http://www.cubesatkit.com/docs/datasheet/DS_CSK_MB_710-00484-D.pdf"><text:span text:style-name="T1">motherboard</text:span></text:a>, <text:a xlink:type="simple" xlink:href="http://www.cubesatkit.com/docs/datasheet/DS_CSK_PPM_D1_710-00527-A.pdf"><text:span text:style-name="T1">ppm</text:span></text:a>, <text:a xlink:type="simple" xlink:href="http://ww1.microchip.com/downloads/en/devicedoc/39905b.pdf">datasheet</text:a><text:a xlink:type="simple" xlink:href="http://ww1.microchip.com/downloads/en/devicedoc/39905b.pdf">-</text:a><text:a xlink:type="simple" xlink:href="http://ww1.microchip.com/downloads/en/devicedoc/39905b.pdf">pic</text:a><text:a xlink:type="simple" xlink:href="http://ww1.microchip.com/downloads/en/devicedoc/39905b.pdf">24</text:a><text:a xlink:type="simple" xlink:href="http://ww1.microchip.com/downloads/en/devicedoc/39905b.pdf">f</text:a></text:p>
        </text:list-item>
      </text:list>
      <text:p text:style-name="P1"/>
      <text:p text:style-name="P1">11/06/2015</text:p>
      <text:p text:style-name="P1">Objetivos</text:p>
      <text:list xml:id="list2252109439690160886" text:style-name="LS2">
        <text:list-item>
          <text:p text:style-name="P9">Familiarizarse con el PIC24F</text:p>
          <text:list>
            <text:list-item>
              <text:p text:style-name="P9">Datasheets de PPM</text:p>
            </text:list-item>
            <text:list-item>
              <text:p text:style-name="P9">Datasheets de cubesat motherboard</text:p>
            </text:list-item>
            <text:list-item>
              <text:p text:style-name="P9">Entorno de desarrollo de microchip (MPLABX y PICKTIT).</text:p>
            </text:list-item>
          </text:list>
        </text:list-item>
        <text:list-item>
          <text:p text:style-name="P9">Realizar un ejemplo sencillo. Ideas</text:p>
          <text:list>
            <text:list-item>
              <text:p text:style-name="P9">Ejemplo de MPLABX</text:p>
            </text:list-item>
            <text:list-item>
              <text:p text:style-name="P9">Ejemplo con google</text:p>
            </text:list-item>
            <text:list-item>
              <text:p text:style-name="P9">Diseñar un hello world usando el serial</text:p>
            </text:list-item>
          </text:list>
        </text:list-item>
      </text:list>
      <text:p text:style-name="P1">18/06/2015</text:p>
      <text:p text:style-name="P1">Objetivos</text:p>
      <text:list xml:id="list191319230316710" text:continue-numbering="true" text:style-name="LS2">
        <text:list-item>
          <text:p text:style-name="P9">Realizar un ejemplo de lecturas analogicas y comunicacion serial</text:p>
        </text:list-item>
      </text:list>
      <text:p text:style-name="P3"/>
      <text:p text:style-name="P3">Notas:</text:p>
      <text:p text:style-name="P3"><text:tab/>Usando FRC+postscaler+PLL wait(500) se demora 750ms</text:p>
      <text:p text:style-name="P1"/>
      <text:p text:style-name="P1">25/06/2015</text:p>
      <text:p text:style-name="P1">Cosas que hice</text:p>
      <text:list xml:id="list3919878253276534931" text:style-name="LS3">
        <text:list-item>
          <text:p text:style-name="P10">Termine de programar la rutina que hace un “analogRead” de un potenciometro</text:p>
        </text:list-item>
        <text:list-item>
          <text:p text:style-name="P10">Para usar un oscilador externo (ej: crystal) + PLL hay que setear el OSCCONbits.COSC = 0b011, que significa HS/XT/EC + PLL y setear los configurations bits de primary oscillator a HS/XT/EC + enable del PLL.</text:p>
        </text:list-item>
      </text:list>
      <text:p text:style-name="P1"/>
      <text:p text:style-name="P1">TODO</text:p>
      <text:p text:style-name="P1">Aprender a estimular un circuito RLC con valores análogos.</text:p>
      <text:p text:style-name="P1"/>
      <text:p text:style-name="P1">02/07/2015</text:p>
      <text:p text:style-name="P1">Cosas que hice</text:p>
      <text:list xml:id="list332620644165708108" text:style-name="LS4">
        <text:list-item>
          <text:p text:style-name="P11">Explicación de Tomás sobre la arquitectura del software y su implementación en MPLAB</text:p>
        </text:list-item>
        <text:list-item>
          <text:p text:style-name="P11">git clone del SUCHAI</text:p>
        </text:list-item>
        <text:list-item>
          <text:p text:style-name="P11">hablar con mdiaz sobre cómo quieren que se implemente el codigo del payload de fisica (circuito RLC).</text:p>
        </text:list-item>
        <text:list-item>
          <text:p text:style-name="P11">flotar</text:p>
        </text:list-item>
      </text:list>
      <text:p text:style-name="P1">10/07/2015</text:p>
      <text:p text:style-name="P1">Cosas que hice</text:p>
      <text:list xml:id="list4383321137980883855" text:style-name="LS5">
        <text:list-item>
          <text:p text:style-name="P12">leer software del suchai</text:p>
        </text:list-item>
        <text:list-item>
          <text:p text:style-name="P12">Logré cargar el software SUCHAI al la placa de pruebas de manera exitosa y también logré comunicarme con la terminal ($ cutecom).</text:p>
        </text:list-item>
      </text:list>
      <text:p text:style-name="P1">Cómo conectarse por consola con el SUCHAI</text:p>
      <text:list xml:id="list8816679207710991271" text:style-name="LS6">
        <text:list-item>
          <text:p text:style-name="P13">conectar un cable USB-to-Serial (FTDI) al puerto dedicado de la placa de la plataforma</text:p>
        </text:list-item>
        <text:list-item>
          <text:p text:style-name="P13"><text:soft-page-break/>energizar la plataforma con el cargador que está en la mesa de tomás.</text:p>
        </text:list-item>
        <text:list-item>
          <text:p text:style-name="P13">cargar el software del MPLAB a la plataforma usando el PickIT 3 (Build &gt; “Play”).</text:p>
        </text:list-item>
        <text:list-item>
          <text:p text:style-name="P13"><text:a xlink:type="simple" xlink:href="https://wiki.archlinux.org/index.php/Working_with_the_serial_console">varias</text:a><text:a xlink:type="simple" xlink:href="https://wiki.archlinux.org/index.php/Working_with_the_serial_console"> </text:a><text:a xlink:type="simple" xlink:href="https://wiki.archlinux.org/index.php/Working_with_the_serial_console">formas</text:a><text:a xlink:type="simple" xlink:href="https://wiki.archlinux.org/index.php/Working_with_the_serial_console"> </text:a><text:a xlink:type="simple" xlink:href="https://wiki.archlinux.org/index.php/Working_with_the_serial_console">de</text:a><text:a xlink:type="simple" xlink:href="https://wiki.archlinux.org/index.php/Working_with_the_serial_console"> </text:a><text:a xlink:type="simple" xlink:href="https://wiki.archlinux.org/index.php/Working_with_the_serial_console">usar</text:a><text:a xlink:type="simple" xlink:href="https://wiki.archlinux.org/index.php/Working_with_the_serial_console"> </text:a><text:a xlink:type="simple" xlink:href="https://wiki.archlinux.org/index.php/Working_with_the_serial_console">un</text:a><text:a xlink:type="simple" xlink:href="https://wiki.archlinux.org/index.php/Working_with_the_serial_console"> </text:a><text:a xlink:type="simple" xlink:href="https://wiki.archlinux.org/index.php/Working_with_the_serial_console">puerto</text:a><text:a xlink:type="simple" xlink:href="https://wiki.archlinux.org/index.php/Working_with_the_serial_console"> </text:a><text:a xlink:type="simple" xlink:href="https://wiki.archlinux.org/index.php/Working_with_the_serial_console">serial</text:a><text:a xlink:type="simple" xlink:href="https://wiki.archlinux.org/index.php/Working_with_the_serial_console"> </text:a><text:a xlink:type="simple" xlink:href="https://wiki.archlinux.org/index.php/Working_with_the_serial_console">y</text:a><text:a xlink:type="simple" xlink:href="https://wiki.archlinux.org/index.php/Working_with_the_serial_console"> </text:a><text:a xlink:type="simple" xlink:href="https://wiki.archlinux.org/index.php/Working_with_the_serial_console">la</text:a><text:a xlink:type="simple" xlink:href="https://wiki.archlinux.org/index.php/Working_with_the_serial_console"> </text:a><text:a xlink:type="simple" xlink:href="https://wiki.archlinux.org/index.php/Working_with_the_serial_console">terminal</text:a></text:p>
        </text:list-item>
      </text:list>
      <text:p text:style-name="P1"/>
      <text:p text:style-name="P1">Requisitos Programa Falcon</text:p>
      <text:list xml:id="list7807059548418752036" text:style-name="LS7">
        <text:list-item>
          <text:p text:style-name="P14">Excitar el RLC con múltiples curvas vin aleatorios </text:p>
          <text:list>
            <text:list-item>
              <text:p text:style-name="P14">M curvas. Cada curva contiene N puntos.</text:p>
            </text:list-item>
          </text:list>
        </text:list-item>
        <text:list-item>
          <text:p text:style-name="P14">Generar las curvas de vout para cada curva de vin ( M x N curvas de vin).</text:p>
        </text:list-item>
        <text:list-item>
          <text:p text:style-name="P14">Para cada curva M de potencia</text:p>
          <text:list>
            <text:list-item>
              <text:p text:style-name="P14">Calcular la “potencia instantánea” P al multiplicar los valores instantáneos de vin x vout.</text:p>
            </text:list-item>
            <text:list-item>
              <text:p text:style-name="P14">Guardar la temperatura de ese momento</text:p>
            </text:list-item>
            <text:list-item>
              <text:p text:style-name="P14">calcular el promedio de P, &lt;P&gt; (serian M promedios).</text:p>
            </text:list-item>
            <text:list-item>
              <text:p text:style-name="P14">Para cada una de las M curvas, “ubicar” cada uno de los N valores de P con respecto al promedio &lt;P&gt;.</text:p>
            </text:list-item>
            <text:list-item>
              <text:p text:style-name="P14">Realizar un histograma para cada curva de potencia.</text:p>
            </text:list-item>
            <text:list-item>
              <text:p text:style-name="P14">Guardar el histograma (bins -&gt; cant de puntos dentro del bin) en la memoria de datos.</text:p>
            </text:list-item>
            <text:list-item>
              <text:p text:style-name="P14">Repetir hasta que se acaben los M.</text:p>
            </text:list-item>
          </text:list>
        </text:list-item>
      </text:list>
      <text:p text:style-name="P1"/>
      <text:p text:style-name="P1">Memo 29/07</text:p>
      <text:list xml:id="list5517688402867619597" text:style-name="LS8">
        <text:list-item>
          <text:p text:style-name="P15">Estuve leyendo el codigo del expFis (archivo cmdPayload.c&gt;pay_init_expFis()</text:p>
          <text:list>
            <text:list-item>
              <text:p text:style-name="P15">Las variables ADC_period, len y rounds_per_ADC_period <text:s/>corresponden a variables que determinan el lapso de tiempo que se está excitando/muestreando el circuito RLC antes de mandar esos datos a la memoria de una tarjeta SD. Esto es necesario, porque la memoria de datos del PIC24 es limitada (16K) </text:p>
            </text:list-item>
            <text:list-item>
              <text:p text:style-name="P15">1 UL = unsigned long</text:p>
            </text:list-item>
          </text:list>
        </text:list-item>
      </text:list>
      <text:p text:style-name="P3">Memo 24/08</text:p>
      <text:list xml:id="list1910698294299035916" text:style-name="LS9">
        <text:list-item>
          <text:p text:style-name="P16">Para mandar un comando por consola se debe hacer de la siguiente manera</text:p>
          <text:list>
            <text:list-item>
              <text:p text:style-name="P16">“exe_cmd 0xYYYY Z”</text:p>
            </text:list-item>
            <text:list-item>
              <text:p text:style-name="P16">Activa la opcion “LF line end” dentro de la consola (CuteCOM).</text:p>
            </text:list-item>
          </text:list>
        </text:list-item>
        <text:list-item>
          <text:p text:style-name="P16">repositorio de datos tiene una capacidad maxima de 2^16 int</text:p>
        </text:list-item>
        <text:list-item>
          <text:p text:style-name="P16">repositorio de datos esta implementado en una SDcard y el repositorio de estado en una EEPROM.</text:p>
        </text:list-item>
        <text:list-item>
          <text:p text:style-name="P16">ADC_period corresponde a la cantidad de tiempo que el ADC mantiene un valor en su salida</text:p>
        </text:list-item>
        <text:list-item>
          <text:p text:style-name="P16">paginas con la API del PIC24F <text:a xlink:type="simple" xlink:href="http://pat.cybersites.ca/docs/PIC24F/WriteTimer4@unsigned_int.html">http</text:a><text:a xlink:type="simple" xlink:href="http://pat.cybersites.ca/docs/PIC24F/WriteTimer4@unsigned_int.html">://</text:a><text:a xlink:type="simple" xlink:href="http://pat.cybersites.ca/docs/PIC24F/WriteTimer4@unsigned_int.html">pat</text:a><text:a xlink:type="simple" xlink:href="http://pat.cybersites.ca/docs/PIC24F/WriteTimer4@unsigned_int.html">.</text:a><text:a xlink:type="simple" xlink:href="http://pat.cybersites.ca/docs/PIC24F/WriteTimer4@unsigned_int.html">cybersites</text:a><text:a xlink:type="simple" xlink:href="http://pat.cybersites.ca/docs/PIC24F/WriteTimer4@unsigned_int.html">.</text:a><text:a xlink:type="simple" xlink:href="http://pat.cybersites.ca/docs/PIC24F/WriteTimer4@unsigned_int.html">ca</text:a><text:a xlink:type="simple" xlink:href="http://pat.cybersites.ca/docs/PIC24F/WriteTimer4@unsigned_int.html">/</text:a><text:a xlink:type="simple" xlink:href="http://pat.cybersites.ca/docs/PIC24F/WriteTimer4@unsigned_int.html">docs</text:a><text:a xlink:type="simple" xlink:href="http://pat.cybersites.ca/docs/PIC24F/WriteTimer4@unsigned_int.html">/</text:a><text:a xlink:type="simple" xlink:href="http://pat.cybersites.ca/docs/PIC24F/WriteTimer4@unsigned_int.html">PIC</text:a><text:a xlink:type="simple" xlink:href="http://pat.cybersites.ca/docs/PIC24F/WriteTimer4@unsigned_int.html">24</text:a><text:a xlink:type="simple" xlink:href="http://pat.cybersites.ca/docs/PIC24F/WriteTimer4@unsigned_int.html">F</text:a><text:a xlink:type="simple" xlink:href="http://pat.cybersites.ca/docs/PIC24F/WriteTimer4@unsigned_int.html">/</text:a><text:a xlink:type="simple" xlink:href="http://pat.cybersites.ca/docs/PIC24F/WriteTimer4@unsigned_int.html">WriteTimer</text:a><text:a xlink:type="simple" xlink:href="http://pat.cybersites.ca/docs/PIC24F/WriteTimer4@unsigned_int.html">4@</text:a><text:a xlink:type="simple" xlink:href="http://pat.cybersites.ca/docs/PIC24F/WriteTimer4@unsigned_int.html">unsigned</text:a><text:a xlink:type="simple" xlink:href="http://pat.cybersites.ca/docs/PIC24F/WriteTimer4@unsigned_int.html">_</text:a><text:a xlink:type="simple" xlink:href="http://pat.cybersites.ca/docs/PIC24F/WriteTimer4@unsigned_int.html">int</text:a><text:a xlink:type="simple" xlink:href="http://pat.cybersites.ca/docs/PIC24F/WriteTimer4@unsigned_int.html">.</text:a><text:a xlink:type="simple" xlink:href="http://pat.cybersites.ca/docs/PIC24F/WriteTimer4@unsigned_int.html">html</text:a></text:p>
        </text:list-item>
      </text:list>
      <text:p text:style-name="P1"/>
      <text:p text:style-name="P1">Memo 25/08</text:p>
      <text:list xml:id="list4785093338167466548" text:style-name="LS10">
        <text:list-item>
          <text:p text:style-name="P17">Se termina de documentar el código previo hecho por tomás.</text:p>
        </text:list-item>
        <text:list-item>
          <text:p text:style-name="P17">Los eventos del ADC y DAC se gatillan mediante los Timers</text:p>
        </text:list-item>
        <text:list-item>
          <text:p text:style-name="P17">Se descubre que los datasheet del PIC24FJ256G110 son diferentes cada año</text:p>
          <text:list>
            <text:list-item>
              <text:p text:style-name="P17">no pude determinar cual datasheet es el que se ajusta al cubesat</text:p>
            </text:list-item>
            <text:list-item>
              <text:p text:style-name="P17"><text:a xlink:type="simple" xlink:href="http://www.cubesatkit.com/docs/datasheet/DS_CSK_PSPM_D_710-00608-A.pdf">link</text:a><text:a xlink:type="simple" xlink:href="http://www.cubesatkit.com/docs/datasheet/DS_CSK_PSPM_D_710-00608-A.pdf"> </text:a><text:a xlink:type="simple" xlink:href="http://www.cubesatkit.com/docs/datasheet/DS_CSK_PSPM_D_710-00608-A.pdf">de</text:a><text:a xlink:type="simple" xlink:href="http://www.cubesatkit.com/docs/datasheet/DS_CSK_PSPM_D_710-00608-A.pdf"> </text:a><text:a xlink:type="simple" xlink:href="http://www.cubesatkit.com/docs/datasheet/DS_CSK_PSPM_D_710-00608-A.pdf">la</text:a><text:a xlink:type="simple" xlink:href="http://www.cubesatkit.com/docs/datasheet/DS_CSK_PSPM_D_710-00608-A.pdf"> </text:a><text:a xlink:type="simple" xlink:href="http://www.cubesatkit.com/docs/datasheet/DS_CSK_PSPM_D_710-00608-A.pdf">placa</text:a><text:a xlink:type="simple" xlink:href="http://www.cubesatkit.com/docs/datasheet/DS_CSK_PSPM_D_710-00608-A.pdf"> </text:a><text:a xlink:type="simple" xlink:href="http://www.cubesatkit.com/docs/datasheet/DS_CSK_PSPM_D_710-00608-A.pdf">de</text:a><text:a xlink:type="simple" xlink:href="http://www.cubesatkit.com/docs/datasheet/DS_CSK_PSPM_D_710-00608-A.pdf"> </text:a><text:a xlink:type="simple" xlink:href="http://www.cubesatkit.com/docs/datasheet/DS_CSK_PSPM_D_710-00608-A.pdf">pumpkin</text:a></text:p>
            </text:list-item>
          </text:list>
        </text:list-item>
      </text:list>
      <text:p text:style-name="P3">Memo 26/08</text:p>
      <text:list xml:id="list2136100458222307235" text:style-name="LS11">
        <text:list-item>
          <text:p text:style-name="P18"><text:soft-page-break/>Tiempo del ADC = Tiempo SAMP + Tiempo Conversion</text:p>
        </text:list-item>
        <text:list-item>
          <text:p text:style-name="P18"><text:a xlink:type="simple" xlink:href="http://ww1.microchip.com/downloads/en/DeviceDoc/39705b.pdf">application</text:a><text:a xlink:type="simple" xlink:href="http://ww1.microchip.com/downloads/en/DeviceDoc/39705b.pdf"> </text:a><text:a xlink:type="simple" xlink:href="http://ww1.microchip.com/downloads/en/DeviceDoc/39705b.pdf">notes</text:a><text:a xlink:type="simple" xlink:href="http://ww1.microchip.com/downloads/en/DeviceDoc/39705b.pdf"> </text:a><text:a xlink:type="simple" xlink:href="http://ww1.microchip.com/downloads/en/DeviceDoc/39705b.pdf">de</text:a><text:a xlink:type="simple" xlink:href="http://ww1.microchip.com/downloads/en/DeviceDoc/39705b.pdf"> </text:a><text:a xlink:type="simple" xlink:href="http://ww1.microchip.com/downloads/en/DeviceDoc/39705b.pdf">microchip</text:a><text:a xlink:type="simple" xlink:href="http://ww1.microchip.com/downloads/en/DeviceDoc/39705b.pdf"> </text:a><text:a xlink:type="simple" xlink:href="http://ww1.microchip.com/downloads/en/DeviceDoc/39705b.pdf">para</text:a><text:a xlink:type="simple" xlink:href="http://ww1.microchip.com/downloads/en/DeviceDoc/39705b.pdf"> </text:a><text:a xlink:type="simple" xlink:href="http://ww1.microchip.com/downloads/en/DeviceDoc/39705b.pdf">el</text:a><text:a xlink:type="simple" xlink:href="http://ww1.microchip.com/downloads/en/DeviceDoc/39705b.pdf"> </text:a><text:a xlink:type="simple" xlink:href="http://ww1.microchip.com/downloads/en/DeviceDoc/39705b.pdf">ADC</text:a></text:p>
        </text:list-item>
        <text:list-item>
          <text:p text:style-name="P18">En las application notes del ADC se muestra que una vez terminado el muestreo (SAMP is holding, aka SAMP = 0b0), el inicio de conversión puede ocurrir automáticamente, mediante una interrupción, mediante un evento gatillado por los Timer, manualmente desactivando SAMP o mediante la CMTU (ver pag. 17 del AN)</text:p>
        </text:list-item>
        <text:list-item>
          <text:p text:style-name="P18">Actualmente se está realizando la conversión manualmente con la macro “ConvertADC10()”, lo cual setea en 0 el bit SAMP, por lo que se inicia la conversión (para quedar más claro ver la máquina de estados en las AN).</text:p>
        </text:list-item>
        <text:list-item>
          <text:p text:style-name="P18">Los resultados de conversión se almacenan en buffers de 16 bits propios del ADC</text:p>
          <text:list>
            <text:list-item>
              <text:p text:style-name="P18">ADC1BUF0 (16 bits), …., ADC1BUFF (16 bits).</text:p>
            </text:list-item>
          </text:list>
        </text:list-item>
        <text:list-item>
          <text:p text:style-name="P18">TAD es el tiempo para convertir UN SOLO BIT de la secuencia de 10 bits del ADC, se requieren 12 TAD en total por muestra</text:p>
        </text:list-item>
      </text:list>
      <text:p text:style-name="P2"/>
      <text:p text:style-name="P2"/>
      <text:p text:style-name="P1"><text:span text:style-name="T2">Memo Lunes 02/10 </text:span></text:p>
      <text:p text:style-name="P1"><text:span text:style-name="T2">Pin Configuration del payload EXPFIS - PIC24F</text:span></text:p>
      <text:list xml:id="list2859448020275211784" text:style-name="LS12">
        <text:list-item>
          <text:p text:style-name="P19">Hardware</text:p>
          <text:list>
            <text:list-item>
              <text:p text:style-name="P19">SENS1 (Input RC) = Motherboard H2.3 = PPM IO.45 = PIC42/RB13/AN13</text:p>
            </text:list-item>
            <text:list-item>
              <text:p text:style-name="P19">SENS2 (Output RC) = Motherboard H2.5 = PPM IO.43 = PIC35/RB11/AN11</text:p>
            </text:list-item>
            <text:list-item>
              <text:p text:style-name="P19">PHY_SYNC = Motherboard H2.4 <text:s/>= PPM IO.44 = PIC41/AN12/RB12</text:p>
            </text:list-item>
            <text:list-item>
              <text:p text:style-name="P19">PHY_SCLK = Motherboard H2.7 = PPM IO.41 = PIC33/AN9/RP9/RB9</text:p>
            </text:list-item>
            <text:list-item>
              <text:p text:style-name="P19">PHY_DIN = Motherboard H2.8 = PPM IO.40 = PIC32/AN8/RP8/RB8</text:p>
            </text:list-item>
          </text:list>
        </text:list-item>
      </text:list>
      <text:list xml:id="list6987417033821415546" text:style-name="LS13">
        <text:list-item>
          <text:p text:style-name="P20">PIC24FJ256GA110 Pheripheral Ports Selection</text:p>
          <text:list>
            <text:list-item>
              <text:p text:style-name="P20">SDO3 = Function 32 = H2.8 (permite PPS)</text:p>
            </text:list-item>
            <text:list-item>
              <text:p text:style-name="P20">SCK3OUT = Function 33 = H2.7 (permite PPS)</text:p>
            </text:list-item>
            <text:list-item>
              <text:p text:style-name="P20"><text:span text:style-name="T2">SS3OUT = Function 34 <text:s/>= IO.42 = H2.6 (no permite PPS)</text:span></text:p>
            </text:list-item>
            <text:list-item>
              <text:p text:style-name="P20">SDI3 = registro RPINR28 = SDI3R&lt;5:0&gt;</text:p>
            </text:list-item>
            <text:list-item>
              <text:p text:style-name="P20">SCK3IN = registro RPINR23 = SCK3R&lt;5:0&gt;</text:p>
            </text:list-item>
            <text:list-item>
              <text:p text:style-name="P20">SS3IN = registro RPINR29 = SS3R&lt;5:0&gt;</text:p>
            </text:list-item>
          </text:list>
        </text:list-item>
      </text:list>
      <text:list xml:id="list7096290174713931167" text:style-name="LS14">
        <text:list-item>
          <text:p text:style-name="P21">Software [if (SCH_PAY_FIS_ONBOARD)]</text:p>
        </text:list-item>
      </text:list>
      <text:list xml:id="list1344964101244110062" text:style-name="LS15">
        <text:list-item>
          <text:p text:style-name="P22">_PCFG13 = 0<text:tab/>//H2.03</text:p>
          <text:list>
            <text:list-item>
              <text:p text:style-name="P22">PIC42/RB13 lo pone en modo Analog Mode (input or output) =&gt; H2.03 PIC42/RB13/AN13 es analogo</text:p>
            </text:list-item>
          </text:list>
        </text:list-item>
        <text:list-item>
          <text:p text:style-name="P22">_TRIS13 = 1<text:tab/></text:p>
          <text:list>
            <text:list-item>
              <text:p text:style-name="P22">Setea RB13/AN13/PIC42 como input =&gt; AN13 es analogo + input</text:p>
            </text:list-item>
          </text:list>
        </text:list-item>
        <text:list-item>
          <text:p text:style-name="P22">_PCFG12 = 1<text:tab/>/H2.04</text:p>
          <text:list>
            <text:list-item>
              <text:p text:style-name="P22">PIC41/RB12/AN12 (H2.04) lo pone como Digital IO =&gt; H2.04 Digital</text:p>
            </text:list-item>
          </text:list>
        </text:list-item>
        <text:list-item>
          <text:p text:style-name="P22">_TRISB12 = 0<text:tab/></text:p>
          <text:list>
            <text:list-item>
              <text:p text:style-name="P22">PIC41/RB12/AN12 (H2.04) lo pone como Digital Output</text:p>
            </text:list-item>
          </text:list>
        </text:list-item>
        <text:list-item>
          <text:p text:style-name="P22">_PCFG11 = 0<text:tab/>//H2.5</text:p>
          <text:list>
            <text:list-item>
              <text:p text:style-name="P22">PIC35/RB11 lo pone en modo Analog Mode (input or output) =&gt; H2.05 PIC35/RB11/AN11 es analogo</text:p>
            </text:list-item>
          </text:list>
        </text:list-item>
        <text:list-item>
          <text:p text:style-name="P22">_TRISB11 = 1</text:p>
          <text:list>
            <text:list-item>
              <text:p text:style-name="P22">Setea PIC35/RB11 como input =&gt; AN13 es analogo + input</text:p>
            </text:list-item>
          </text:list>
        </text:list-item>
        <text:list-item>
          <text:p text:style-name="P22">_PCFG10 = 1<text:tab/>//H2.06 (no tiene nada)</text:p>
          <text:list>
            <text:list-item>
              <text:p text:style-name="P22"><text:soft-page-break/>PIC34/RB10 lo pone en modo Digital =&gt; H2.06 es digital</text:p>
            </text:list-item>
          </text:list>
        </text:list-item>
        <text:list-item>
          <text:p text:style-name="P22">_TRISB10 = 0<text:tab/></text:p>
          <text:list>
            <text:list-item>
              <text:p text:style-name="P22">PIC34/RB10 (H2.06) lo pone como Digital Output</text:p>
            </text:list-item>
          </text:list>
        </text:list-item>
        <text:list-item>
          <text:p text:style-name="P22">_LATB10 = 0</text:p>
          <text:list>
            <text:list-item>
              <text:p text:style-name="P22">lo pone en LOW</text:p>
            </text:list-item>
          </text:list>
        </text:list-item>
        <text:list-item>
          <text:p text:style-name="P22">_PCFG9 = 1<text:tab/>//H2.7 (SCK3OUT)</text:p>
          <text:list>
            <text:list-item>
              <text:p text:style-name="P22">PIC33/RB9 lo pone en modo Digital =&gt; H2.07 es digital</text:p>
            </text:list-item>
          </text:list>
        </text:list-item>
        <text:list-item>
          <text:p text:style-name="P22">_TRISB9 = 0<text:tab/></text:p>
          <text:list>
            <text:list-item>
              <text:p text:style-name="P22">PIC33/RB9 (H2.07) lo pone como Digital Output</text:p>
            </text:list-item>
          </text:list>
        </text:list-item>
        <text:list-item>
          <text:p text:style-name="P22">_PCFG8 = 1<text:tab/>//H2.8 (SDO3)</text:p>
          <text:list>
            <text:list-item>
              <text:p text:style-name="P22">PIC32/RB8 lo pone en modo Digital =&gt; H2.08 es digital</text:p>
            </text:list-item>
          </text:list>
        </text:list-item>
        <text:list-item>
          <text:p text:style-name="P22">_TRISB8 = 0<text:tab/></text:p>
          <text:list>
            <text:list-item>
              <text:p text:style-name="P22">PIC32/RB8 (H2.08) lo pone como Digital Output</text:p>
            </text:list-item>
          </text:list>
        </text:list-item>
      </text:list>
      <text:p text:style-name="P5">AKA:</text:p>
      <text:list xml:id="list6662510634259131496" text:style-name="LS16">
        <text:list-item>
          <text:p text:style-name="P23">SENS1 (H2.03)<text:tab/>OK<text:tab/>ANALOG IN</text:p>
        </text:list-item>
        <text:list-item>
          <text:p text:style-name="P23">PHY_SYNC (H2.04)<text:tab/>ERR<text:tab/>Falta asignar como SS3OUT-No tiene PPS</text:p>
        </text:list-item>
        <text:list-item>
          <text:p text:style-name="P23">SENS2 (H2.05) <text:tab/>OK<text:tab/>ANALOG IN</text:p>
        </text:list-item>
        <text:list-item>
          <text:p text:style-name="P23">RB10 (H2.06)<text:tab/><text:tab/>OK<text:tab/>DIGITAL OUT</text:p>
        </text:list-item>
        <text:list-item>
          <text:p text:style-name="P23">PHY_SCLK (H2.07)<text:tab/>OK<text:tab/>SCK3OUT<text:tab/>RP9 asignado para SCK3OUT</text:p>
        </text:list-item>
        <text:list-item>
          <text:p text:style-name="P23">PHY_DIN (H2.08)<text:tab/>OK<text:tab/>DO3<text:tab/><text:tab/>RP8 asignado para SDO3</text:p>
        </text:list-item>
      </text:list>
      <text:p text:style-name="P1"><text:tab/>OPCIONES:</text:p>
      <text:list xml:id="list8070816395485725550" text:style-name="LS17">
        <text:list-item>
          <text:p text:style-name="P24">H2.01<text:tab/>PIC44/RB15/RP29</text:p>
        </text:list-item>
        <text:list-item>
          <text:p text:style-name="P24">H2.02<text:tab/>PIC43/RB14/RP14</text:p>
        </text:list-item>
      </text:list>
      <text:p text:style-name="P5"/>
      <text:p text:style-name="P5"/>
      <text:p text:style-name="P1">FOSC = 32 MHz , FCY = 16MHz</text:p>
      <text:p text:style-name="P1">DAC CLOCK hasta 30MHz</text:p>
      <text:p text:style-name="P1"/>
      <text:p text:style-name="P1">SPI_nSS_3 = _LATB12 = RB12/AN12/PMA11</text:p>
      <text:p text:style-name="P1"/>
      <text:p text:style-name="P1">Notas:</text:p>
      <text:list xml:id="list6622863262623603319" text:style-name="LS18">
        <text:list-item>
          <text:p text:style-name="P25">Busque dentro en los archivos fuentes del suchai y no encontre ninguna referencia al puerto RB12 o equivalente (utilice “B12” para buscar).</text:p>
        </text:list-item>
        <text:list-item>
          <text:p text:style-name="P25">Falta probar si el DAC anda mejor al hacer que el SPI3 sea mas lento con un pre/postscaler.</text:p>
        </text:list-item>
        <text:list-item>
          <text:p text:style-name="P25">Utilizar el compilador C30</text:p>
        </text:list-item>
      </text:list>
      <text:p text:style-name="P1"/>
      <text:p text:style-name="P1"><text:span text:style-name="T2">Memo Miercoles 04/10</text:span></text:p>
      <text:p text:style-name="P1">DEFINICION DEL BUG: el comando expfFis_test(unsigned int arg) marca como 0V el valor 2^15 = 32768 y 3.3V a 65535. </text:p>
      <text:p text:style-name="P1">Sospechas:</text:p>
      <text:list xml:id="list6402576927058801547" text:style-name="LS19">
        <text:list-item>
          <text:p text:style-name="P26">DAC malo: imposible… se probo con una copia de la placa y se comporta identicamente</text:p>
        </text:list-item>
        <text:list-item>
          <text:p text:style-name="P26">Clock del PIC es muy rapido para el SPI del DAC</text:p>
          <text:list>
            <text:list-item>
              <text:p text:style-name="P26">PIC 32Mhz<text:tab/>DAC 30 MHz</text:p>
            </text:list-item>
          </text:list>
        </text:list-item>
        <text:list-item>
          <text:p text:style-name="P26">Modulo SPI3 del PIC mal configurado</text:p>
          <text:list>
            <text:list-item>
              <text:p text:style-name="P26">Funcion SS3OUT no asignada a ningun puerto</text:p>
            </text:list-item>
          </text:list>
        </text:list-item>
      </text:list>
      <text:p text:style-name="P1"><text:soft-page-break/></text:p>
      <text:p text:style-name="P1">Cosas que se probaron</text:p>
      <text:list xml:id="list2995310037710658835" text:style-name="LS20">
        <text:list-item>
          <text:p text:style-name="P27">Probe cambiar el protocolo SPI del DAC (Ninguno funciono)</text:p>
          <text:list>
            <text:list-item>
              <text:p text:style-name="P27">no enviar 0x00</text:p>
            </text:list-item>
            <text:list-item>
              <text:p text:style-name="P27">enviar dos bytes en vez de 3</text:p>
            </text:list-item>
            <text:list-item>
              <text:p text:style-name="P27">enviar 4 bytes (agregar un 0x00 de redundancia)</text:p>
            </text:list-item>
            <text:list-item>
              <text:p text:style-name="P27">Enviar dos mensajes (6 bytes)</text:p>
            </text:list-item>
          </text:list>
        </text:list-item>
        <text:list-item>
          <text:p text:style-name="P27">Probe cambiando los prescalers del modulos SPI del PIC</text:p>
          <text:list>
            <text:list-item>
              <text:p text:style-name="P27">ni siquiera funciono la comunicacion </text:p>
              <text:list>
                <text:list-item>
                  <text:p text:style-name="P27">lo chequee mirando el tester solamente</text:p>
                </text:list-item>
              </text:list>
            </text:list-item>
          </text:list>
        </text:list-item>
      </text:list>
      <text:p text:style-name="P3"/>
      <text:p text:style-name="P4"/>
      <text:p text:style-name="P3"><text:span text:style-name="T2">JUEVES 05/10</text:span></text:p>
      <text:list xml:id="list7131733390165209034" text:style-name="LS21">
        <text:list-item>
          <text:p text:style-name="P28">Arregle el bug del DAC C:</text:p>
        </text:list-item>
      </text:list>
      <text:p text:style-name="P1"/>
      <text:p text:style-name="P1">VIERNES 06/10</text:p>
      <text:list xml:id="list1417518209722142372" text:style-name="LS22">
        <text:list-item>
          <text:p text:style-name="P29">Velocidad de la comunicacion SPI </text:p>
          <text:list>
            <text:list-item>
              <text:p text:style-name="P29">Barrido de valores desde 0 hasta 65535 toma 976ms - 1000ms en escribirse en el DAC (inicio == SPI_SS goes LOW, fin == SPI_SS goes HIGH).</text:p>
            </text:list-item>
          </text:list>
        </text:list-item>
        <text:list-item>
          <text:p text:style-name="P29">Arreglando y limpiando variables globales redundantes en el driver del payload que podrian llevar a errores weones</text:p>
        </text:list-item>
        <text:list-item>
          <text:p text:style-name="P29">Hable con Marcos Diaz sobre el pseudo codigo que deberia hacerse para porcesar los datos que conllevarian al histograma</text:p>
          <text:list>
            <text:list-item>
              <text:p text:style-name="P29">quedamos en que era nevcesario implementar una medida del voltaje que pone el DAC en el circuito con el PIC</text:p>
            </text:list-item>
            <text:list-item>
              <text:p text:style-name="P29">quedamos en que el repositorio de datos esta compuesto por datos las samples tomadas de las formas de onda. Se asumen bloques por cada frecuencia y por cada semilla es decif datos = {{s0_f0,s1_f0, … , sm_f0}, …. , {s0_fn, s1_f1, …, sm_fn}};</text:p>
            </text:list-item>
          </text:list>
        </text:list-item>
      </text:list>
      <text:p text:style-name="P3">Jueves 12/10</text:p>
      <text:p text:style-name="P3">Cosas que hice</text:p>
      <text:p text:style-name="P3"><text:tab/>Sacar fotos al barrido implementado del DAC</text:p>
      <text:p text:style-name="P3"><text:tab/><draw:frame draw:style-name="fr1" draw:name="Imagen1" text:anchor-type="as-char" svg:width="12.7cm" svg:height="6.191cm" draw:z-index="0"><draw:image/><svg:desc>TEK00000.PNG</svg:desc></draw:frame></text:p>
      <text:p text:style-name="P3"><text:soft-page-break/><draw:frame draw:style-name="fr1" draw:name="1" text:anchor-type="as-char" svg:width="12.7cm" svg:height="6.191cm" draw:z-index="1"><draw:image/><svg:desc>TEK00001.PNG</svg:desc></draw:frame></text:p>
      <text:p text:style-name="P3"><draw:frame draw:style-name="fr1" draw:name="2" text:anchor-type="as-char" svg:width="12.7cm" svg:height="6.191cm" draw:z-index="2"><draw:image/><svg:desc>TEK00002.PNG</svg:desc></draw:frame></text:p>
      <text:p text:style-name="P3"/>
      <text:p text:style-name="P6">Trabajar en la FSM del payload</text:p>
      <text:p text:style-name="P6"><text:tab/>Se edita el código de las interrupciones de los timers 4/5 junto con las funciones “fis_iterate_pause/resume()” del driver del payload (fis_payload.c) de modo que se realice de manera automática el cierre del payload (aka se llame a fis_iterate_stop()).</text:p>
      <text:p text:style-name="P6"/>
      <text:p text:style-name="P6"><text:span text:style-name="T2">Viernes 13/11</text:span></text:p>
      <text:p text:style-name="P6">Hablando con tomás, me indica que ahora la función del repositorio de datos “ dat_reset_Payload_Buff(pay_i)” no necesita indicar los límites del uso de memoria como lo era antes. Esto quiere decir que automáticamente se asigna memoria para los payloads al llamar a la funcion. </text:p>
      <text:p text:style-name="P6">Lo otro es que cada payload dispone de 2^16 =65536 uint_16 <text:s/>dentro del repo:</text:p>
      <text:list xml:id="list1458588492670589915" text:style-name="LS23">
        <text:list-item>
          <text:p text:style-name="P30">Esto implica los siguientes límites para las ondas generadas:</text:p>
          <text:list>
            <text:list-item>
              <text:p text:style-name="P30">10 frecuencias =&gt; 6553 muestras para cada señal</text:p>
              <text:list>
                <text:list-item>
                  <text:p text:style-name="P30">2 muestras por punto =&gt; 3276 puntos por onda</text:p>
                </text:list-item>
                <text:list-item>
                  <text:p text:style-name="P30">4 muestras por punto =&gt; 1638 puntos por onda</text:p>
                </text:list-item>
                <text:list-item>
                  <text:p text:style-name="P30">8 muestras por punto =&gt; 819 puntos por onda</text:p>
                </text:list-item>
              </text:list>
            </text:list-item>
            <text:list-item>
              <text:p text:style-name="P30">6 frecuencias =&gt; 10922 muestras para cada señal</text:p>
              <text:list>
                <text:list-item>
                  <text:p text:style-name="P30"><text:soft-page-break/>2 muestras por punto =&gt; 5461 puntos por onda</text:p>
                </text:list-item>
                <text:list-item>
                  <text:p text:style-name="P30">4 muestras por punto =&gt; 2730 puntos por onda</text:p>
                </text:list-item>
                <text:list-item>
                  <text:p text:style-name="P30">8 muestras por punto =&gt; 1365 puntos por onda</text:p>
                </text:list-item>
              </text:list>
            </text:list-item>
            <text:list-item>
              <text:p text:style-name="P30">5 frecuencias =&gt; 13107 muestras para cada señal</text:p>
              <text:list>
                <text:list-item>
                  <text:p text:style-name="P30">2 muestras por punto =&gt; 6553 puntos por onda</text:p>
                </text:list-item>
                <text:list-item>
                  <text:p text:style-name="P30">4 muestras por punto =&gt; 3276 puntos por onda</text:p>
                </text:list-item>
                <text:list-item>
                  <text:p text:style-name="P30">8 muestras por punto =&gt; 1638 puntos por onda</text:p>
                </text:list-item>
              </text:list>
            </text:list-item>
            <text:list-item>
              <text:p text:style-name="P30">4 frecuencias =&gt; 16384 muestras para cada señal</text:p>
              <text:list>
                <text:list-item>
                  <text:p text:style-name="P30">2 muestras por punto =&gt; 8192 puntos por onda</text:p>
                </text:list-item>
                <text:list-item>
                  <text:p text:style-name="P30">4 muestras por punto =&gt; 4096 puntos por onda</text:p>
                </text:list-item>
                <text:list-item>
                  <text:p text:style-name="P30">8 muestras por punto =&gt; 2048 puntos por onda</text:p>
                </text:list-item>
              </text:list>
            </text:list-item>
            <text:list-item>
              <text:p text:style-name="P30">2 frecuencias =&gt; 32768 muestras para cada señal</text:p>
              <text:list>
                <text:list-item>
                  <text:p text:style-name="P30">2 muestras por punto =&gt; 16384 puntos por onda</text:p>
                </text:list-item>
                <text:list-item>
                  <text:p text:style-name="P30">4 muestras por punto =&gt; 8192 puntos por onda</text:p>
                </text:list-item>
                <text:list-item>
                  <text:p text:style-name="P30">8 muestras por punto =&gt; 4096 puntos por onda</text:p>
                </text:list-item>
              </text:list>
            </text:list-item>
            <text:list-item>
              <text:p text:style-name="P30">1 frecuencia =&gt; 65536 muestras para cada señal</text:p>
              <text:list>
                <text:list-item>
                  <text:p text:style-name="P30">2 muestras por punto =&gt; 32768 puntos por onda</text:p>
                </text:list-item>
                <text:list-item>
                  <text:p text:style-name="P30">4 muestras por punto =&gt; 16384 puntos por onda</text:p>
                </text:list-item>
                <text:list-item>
                  <text:p text:style-name="P30">8 muestras por punto =&gt; 8192 puntos por onda</text:p>
                </text:list-item>
              </text:list>
            </text:list-item>
          </text:list>
        </text:list-item>
        <text:list-item>
          <text:p text:style-name="P30">Idealmente Falcon quiere formas de onda de unos 10.000 puntos, por lo que las opciones que se me ocurren son</text:p>
          <text:list>
            <text:list-item>
              <text:p text:style-name="P30">ejecutar el payload con una frecuencia a la vez, lo que implica que:</text:p>
              <text:list>
                <text:list-item>
                  <text:p text:style-name="P30">el comando de configuración del payload reciba la frecuencia de la señal como parámetro</text:p>
                </text:list-item>
              </text:list>
            </text:list-item>
            <text:list-item>
              <text:p text:style-name="P30">tener un arreglo de frecuencias en la configuración del payload y que cada vez que termine de ejecutar una frecuencia se manden los datos a la estación terrena:</text:p>
              <text:list>
                <text:list-item>
                  <text:p text:style-name="P30">poner una condición de término de la frecuencia en el Driver </text:p>
                </text:list-item>
                <text:list-item>
                  <text:p text:style-name="P30">generar una llamada al sistema de comunicaciones cuando mandar datos a la estación terrena</text:p>
                </text:list-item>
              </text:list>
            </text:list-item>
          </text:list>
        </text:list-item>
        <text:list-item>
          <text:p text:style-name="P30">Cálculo de frecuencias y tiempos de la señal segun el datasheet del pic y sus timers</text:p>
          <text:list>
            <text:list-item>
              <text:p text:style-name="P30">Fosc del PIC es 8MHz</text:p>
            </text:list-item>
            <text:list-item>
              <text:p text:style-name="P30">Ciclo de una instrucción Fcy = Fosc/2 = 4MHz = 0.25 us</text:p>
            </text:list-item>
            <text:list-item>
              <text:p text:style-name="P30">registro “period” del timer es de 16 bits = 2^16 = 65536 valores</text:p>
            </text:list-item>
            <text:list-item>
              <text:p text:style-name="P30">Timer: pre-escalers de 1/8/64/256, lo que implica que el contador del modulo Timer aumenta con los siguientes tiempos:</text:p>
              <text:list>
                <text:list-item>
                  <text:p text:style-name="P30"><office:annotation><dc:date>0000-00-00T00:00:00</dc:date><text:p text:style-name="P35"><text:span text:style-name="T5">este seria para tau = 0.01 ms. sin embargo para el caso de 1Mhz, se dispone de la ejecucion de 4 instrucciones antes de otra alarma del timer 5, lo cual deriva en que el tau = 0.01 ms no sirve mucho, quizá tau = 0.1 ms si.</text:span></text:p></office:annotation>preescaler 1: 4MHz = 0.25 us</text:p>
                  <text:list>
                    <text:list-item>
                      <text:p text:style-name="P30">Periodo minimo (registro = 0) 0.25 us = 4MHz</text:p>
                    </text:list-item>
                    <text:list-item>
                      <text:p text:style-name="P30">Periodo máximo (registro = 2^16) = 16 ms = 62.5 Hz</text:p>
                    </text:list-item>
                  </text:list>
                </text:list-item>
                <text:list-item>
                  <text:p text:style-name="P30">preescaler 8: 500 KHz = 2 us = 0.002ms (2000 veces) &gt; 2^16 = 131 ms (0.03 veces)</text:p>
                  <text:list>
                    <text:list-item>
                      <text:p text:style-name="P30">Periodo minimo (registro = 0) = 2us = 500KHz</text:p>
                    </text:list-item>
                    <text:list-item>
                      <text:p text:style-name="P30">Periodo maximo (registro = 2^16) = 131 ms = 7.5 Hz</text:p>
                    </text:list-item>
                  </text:list>
                </text:list-item>
                <text:list-item>
                  <text:p text:style-name="P30"><office:annotation><dc:date>0000-00-00T00:00:00</dc:date><text:p text:style-name="P35"><text:span text:style-name="T5">este preescaler parece ser la mejor opcion para tau = 1.21 ms</text:span></text:p></office:annotation>preescaler 64: 62.5 KHz =16 us = 0.016 ms (62.5 veces) =&gt; 2^16 1048 ms (0.0009 veces)</text:p>
                  <text:list>
                    <text:list-item>
                      <text:p text:style-name="P30"><text:soft-page-break/>Periodo minimo (registro = 0) = 16 us = 62.5 KHz</text:p>
                    </text:list-item>
                    <text:list-item>
                      <text:p text:style-name="P30">Periodo maximo (registro = 2^16) = 1048 ms = 0.95 Hz</text:p>
                    </text:list-item>
                  </text:list>
                </text:list-item>
                <text:list-item>
                  <text:p text:style-name="P30">preescaler 256: 15.625 KHz = 64 us = 0.064 ms (15.625 veces) =&gt; 2^16 = 4194 ms (0.0002)</text:p>
                  <text:list>
                    <text:list-item>
                      <text:p text:style-name="P30">Periodo minimo (registro = 0) = 64 us = 15.625 KHz</text:p>
                    </text:list-item>
                    <text:list-item>
                      <text:p text:style-name="P30">Periodo maximo (registro = 2^16) = 4194 ms = 0.23 Hz</text:p>
                    </text:list-item>
                  </text:list>
                </text:list-item>
              </text:list>
            </text:list-item>
            <text:list-item>
              <text:p text:style-name="P30">Cotizé con Alex nuevos valores para el RC</text:p>
              <text:list>
                <text:list-item>
                  <text:p text:style-name="P30">R= 100 ohm y C = 0.1 uF =&gt; tau = 0.01 ms = 100 us</text:p>
                </text:list-item>
                <text:list-item>
                  <text:p text:style-name="P30">Los valores antiguos son R=1.21kOhm C=1uF, tau = 1.21 ms</text:p>
                </text:list-item>
              </text:list>
            </text:list-item>
            <text:list-item>
              <text:p text:style-name="P30">Las frecuencias de la señal ruidosa deben ser 0.1 a 10 veces la frecuencia del RC (lo mismo equivale para los tiempos)</text:p>
              <text:list>
                <text:list-item>
                  <text:p text:style-name="P30"><text:span text:style-name="T2">Si tau = 1.21 ms == freqRC= 826.45 Hz</text:span></text:p>
                  <text:list>
                    <text:list-item>
                      <text:p text:style-name="P30"><text:span text:style-name="T2">freq_ruido = 82.64 Hz </text:span></text:p>
                      <text:list>
                        <text:list-item>
                          <text:p text:style-name="P30"><text:span text:style-name="T3">ISR T4 cada 12.1 ms = 82.64 Hz</text:span></text:p>
                        </text:list-item>
                        <text:list-item>
                          <text:p text:style-name="P30">ISR T5 cada 6.05 ms = 164 Hz approx</text:p>
                        </text:list-item>
                      </text:list>
                    </text:list-item>
                    <text:list-item>
                      <text:p text:style-name="P30"><text:span text:style-name="T2">freq_ruido = 8.264 KHz </text:span></text:p>
                      <text:list>
                        <text:list-item>
                          <text:p text:style-name="P30">ISR T4 cada 0.012 ms = 12 us = 8.264 KHz</text:p>
                        </text:list-item>
                        <text:list-item>
                          <text:p text:style-name="P30"><text:span text:style-name="T3">ISR T5 cada 0.06 ms = 5 us = 16.52 KHz</text:span></text:p>
                          <text:list>
                            <text:list-item>
                              <text:p text:style-name="P30"><text:span text:style-name="T3">Si quiero 4 muestras/punto sería 33 KHz aproximadamente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2">Si tau = 0.01 ms == freqRC=100 KHz</text:span></text:p>
                  <text:list>
                    <text:list-item>
                      <text:p text:style-name="P30"><text:span text:style-name="T2">freq_ruido = 10 KHz </text:span></text:p>
                      <text:list>
                        <text:list-item>
                          <text:p text:style-name="P30"><text:span text:style-name="T4">ISR T4 cada 0.1 ms = 100 us = 10 KHz</text:span></text:p>
                        </text:list-item>
                        <text:list-item>
                          <text:p text:style-name="P30">ISR T5 cada 0.05 ms = 50 us = 20 KHz</text:p>
                        </text:list-item>
                      </text:list>
                    </text:list-item>
                    <text:list-item>
                      <text:p text:style-name="P30"><text:span text:style-name="T2">freq_ruido = 1 MHz</text:span></text:p>
                      <text:list>
                        <text:list-item>
                          <text:p text:style-name="P30">ISR T4 cada 1 us </text:p>
                        </text:list-item>
                        <text:list-item>
                          <text:p text:style-name="P30"><text:span text:style-name="T4">ISR T5 cada 0.5 us = 2MHz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Viernes </text:p>
      <text:p text:style-name="P6">Baud rate serial = 38400 </text:p>
      <text:p text:style-name="P6"><text:tab/>1/38400 seg/bit = 0.026 ms </text:p>
      <text:p text:style-name="P6"><text:tab/><text:tab/>100 caracteres = 2.6 ms</text:p>
      <text:p text:style-name="P34"/>
      <text:p text:style-name="P6">Frecuencia más lenta (10 veces mas lento que tau 1.21ms) =&gt; <text:s/>Periodo DAC= 12.1 ms</text:p>
      <text:p text:style-name="P6"><text:tab/>Periodo ADC = 6.1 ms =&gt; valor registro del timer ADC = 6.1 ms / 0.016 ms = 380 = 0x017C</text:p>
      <text:p text:style-name="P6"><text:tab/>Periodoi DAC = 12.1 ms =&gt; valor registro del timer DAC = 12.1 ms / 0.016 ms = 760 = 0x02F8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number text:level="3" text:style-name="List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635cm" text:min-label-width="0.635cm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>
        <style:list-level-properties text:space-before="4.445cm" text:min-label-width="0.635cm"/>
      </text:list-level-style-number>
      <text:list-level-style-number text:level="5" text:style-name="List3Level4" style:num-suffix="." style:num-format="a">
        <style:list-level-properties text:space-before="5.715cm" text:min-label-width="0.635cm"/>
      </text:list-level-style-number>
      <text:list-level-style-number text:level="6" text:style-name="List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>
        <style:list-level-properties text:space-before="8.255cm" text:min-label-width="0.635cm"/>
      </text:list-level-style-number>
      <text:list-level-style-number text:level="8" text:style-name="List3Level7" style:num-suffix="." style:num-format="a">
        <style:list-level-properties text:space-before="9.525cm" text:min-label-width="0.635cm"/>
      </text:list-level-style-number>
      <text:list-level-style-number text:level="9" text:style-name="List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635cm" text:min-label-width="0.635cm"/>
      </text:list-level-style-number>
      <text:list-level-style-number text:level="2" text:style-name="List4Level1" style:num-suffix="." style:num-format="a">
        <style:list-level-properties text:space-before="1.905cm" text:min-label-width="0.635cm"/>
      </text:list-level-style-number>
      <text:list-level-style-number text:level="3" text:style-name="List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>
        <style:list-level-properties text:space-before="4.445cm" text:min-label-width="0.635cm"/>
      </text:list-level-style-number>
      <text:list-level-style-number text:level="5" text:style-name="List4Level4" style:num-suffix="." style:num-format="a">
        <style:list-level-properties text:space-before="5.715cm" text:min-label-width="0.635cm"/>
      </text:list-level-style-number>
      <text:list-level-style-number text:level="6" text:style-name="List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>
        <style:list-level-properties text:space-before="8.255cm" text:min-label-width="0.635cm"/>
      </text:list-level-style-number>
      <text:list-level-style-number text:level="8" text:style-name="List4Level7" style:num-suffix="." style:num-format="a">
        <style:list-level-properties text:space-before="9.525cm" text:min-label-width="0.635cm"/>
      </text:list-level-style-number>
      <text:list-level-style-number text:level="9" text:style-name="List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635cm" text:min-label-width="0.635cm"/>
      </text:list-level-style-number>
      <text:list-level-style-number text:level="2" text:style-name="List8Level1" style:num-suffix="." style:num-format="a">
        <style:list-level-properties text:space-before="1.905cm" text:min-label-width="0.635cm"/>
      </text:list-level-style-number>
      <text:list-level-style-number text:level="3" text:style-name="List8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8Level3" style:num-suffix="." style:num-format="1">
        <style:list-level-properties text:space-before="4.445cm" text:min-label-width="0.635cm"/>
      </text:list-level-style-number>
      <text:list-level-style-number text:level="5" text:style-name="List8Level4" style:num-suffix="." style:num-format="a">
        <style:list-level-properties text:space-before="5.715cm" text:min-label-width="0.635cm"/>
      </text:list-level-style-number>
      <text:list-level-style-number text:level="6" text:style-name="List8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8Level6" style:num-suffix="." style:num-format="1">
        <style:list-level-properties text:space-before="8.255cm" text:min-label-width="0.635cm"/>
      </text:list-level-style-number>
      <text:list-level-style-number text:level="8" text:style-name="List8Level7" style:num-suffix="." style:num-format="a">
        <style:list-level-properties text:space-before="9.525cm" text:min-label-width="0.635cm"/>
      </text:list-level-style-number>
      <text:list-level-style-number text:level="9" text:style-name="List8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635cm" text:min-label-width="0.635cm"/>
      </text:list-level-style-number>
      <text:list-level-style-number text:level="2" text:style-name="List9Level1" style:num-suffix="." style:num-format="a">
        <style:list-level-properties text:space-before="1.905cm" text:min-label-width="0.635cm"/>
      </text:list-level-style-number>
      <text:list-level-style-number text:level="3" text:style-name="List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9Level3" style:num-suffix="." style:num-format="1">
        <style:list-level-properties text:space-before="4.445cm" text:min-label-width="0.635cm"/>
      </text:list-level-style-number>
      <text:list-level-style-number text:level="5" text:style-name="List9Level4" style:num-suffix="." style:num-format="a">
        <style:list-level-properties text:space-before="5.715cm" text:min-label-width="0.635cm"/>
      </text:list-level-style-number>
      <text:list-level-style-number text:level="6" text:style-name="List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9Level6" style:num-suffix="." style:num-format="1">
        <style:list-level-properties text:space-before="8.255cm" text:min-label-width="0.635cm"/>
      </text:list-level-style-number>
      <text:list-level-style-number text:level="8" text:style-name="List9Level7" style:num-suffix="." style:num-format="a">
        <style:list-level-properties text:space-before="9.525cm" text:min-label-width="0.635cm"/>
      </text:list-level-style-number>
      <text:list-level-style-number text:level="9" text:style-name="List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>
        <style:list-level-properties text:space-before="0.635cm" text:min-label-width="0.635cm"/>
      </text:list-level-style-number>
      <text:list-level-style-number text:level="2" text:style-name="List11Level1" style:num-suffix="." style:num-format="a">
        <style:list-level-properties text:space-before="1.905cm" text:min-label-width="0.635cm"/>
      </text:list-level-style-number>
      <text:list-level-style-number text:level="3" text:style-name="List1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1Level3" style:num-suffix="." style:num-format="1">
        <style:list-level-properties text:space-before="4.445cm" text:min-label-width="0.635cm"/>
      </text:list-level-style-number>
      <text:list-level-style-number text:level="5" text:style-name="List11Level4" style:num-suffix="." style:num-format="a">
        <style:list-level-properties text:space-before="5.715cm" text:min-label-width="0.635cm"/>
      </text:list-level-style-number>
      <text:list-level-style-number text:level="6" text:style-name="List1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1Level6" style:num-suffix="." style:num-format="1">
        <style:list-level-properties text:space-before="8.255cm" text:min-label-width="0.635cm"/>
      </text:list-level-style-number>
      <text:list-level-style-number text:level="8" text:style-name="List11Level7" style:num-suffix="." style:num-format="a">
        <style:list-level-properties text:space-before="9.525cm" text:min-label-width="0.635cm"/>
      </text:list-level-style-number>
      <text:list-level-style-number text:level="9" text:style-name="List1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635cm" text:min-label-width="0.635cm"/>
      </text:list-level-style-number>
      <text:list-level-style-number text:level="2" text:style-name="List12Level1" style:num-suffix="." style:num-format="a">
        <style:list-level-properties text:space-before="1.905cm" text:min-label-width="0.635cm"/>
      </text:list-level-style-number>
      <text:list-level-style-number text:level="3" text:style-name="List1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2Level3" style:num-suffix="." style:num-format="1">
        <style:list-level-properties text:space-before="4.445cm" text:min-label-width="0.635cm"/>
      </text:list-level-style-number>
      <text:list-level-style-number text:level="5" text:style-name="List12Level4" style:num-suffix="." style:num-format="a">
        <style:list-level-properties text:space-before="5.715cm" text:min-label-width="0.635cm"/>
      </text:list-level-style-number>
      <text:list-level-style-number text:level="6" text:style-name="List1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2Level6" style:num-suffix="." style:num-format="1">
        <style:list-level-properties text:space-before="8.255cm" text:min-label-width="0.635cm"/>
      </text:list-level-style-number>
      <text:list-level-style-number text:level="8" text:style-name="List12Level7" style:num-suffix="." style:num-format="a">
        <style:list-level-properties text:space-before="9.525cm" text:min-label-width="0.635cm"/>
      </text:list-level-style-number>
      <text:list-level-style-number text:level="9" text:style-name="List1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ist13Level0" style:num-suffix="." style:num-format="1" text:start-value="2">
        <style:list-level-properties text:space-before="0.635cm" text:min-label-width="0.635cm"/>
      </text:list-level-style-number>
      <text:list-level-style-number text:level="2" text:style-name="List13Level1" style:num-suffix="." style:num-format="a">
        <style:list-level-properties text:space-before="1.905cm" text:min-label-width="0.635cm"/>
      </text:list-level-style-number>
      <text:list-level-style-number text:level="3" text:style-name="List1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3Level3" style:num-suffix="." style:num-format="1">
        <style:list-level-properties text:space-before="4.445cm" text:min-label-width="0.635cm"/>
      </text:list-level-style-number>
      <text:list-level-style-number text:level="5" text:style-name="List13Level4" style:num-suffix="." style:num-format="a">
        <style:list-level-properties text:space-before="5.715cm" text:min-label-width="0.635cm"/>
      </text:list-level-style-number>
      <text:list-level-style-number text:level="6" text:style-name="List1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3Level6" style:num-suffix="." style:num-format="1">
        <style:list-level-properties text:space-before="8.255cm" text:min-label-width="0.635cm"/>
      </text:list-level-style-number>
      <text:list-level-style-number text:level="8" text:style-name="List13Level7" style:num-suffix="." style:num-format="a">
        <style:list-level-properties text:space-before="9.525cm" text:min-label-width="0.635cm"/>
      </text:list-level-style-number>
      <text:list-level-style-number text:level="9" text:style-name="List1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ist14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14Level1" style:num-suffix="." style:num-format="a">
        <style:list-level-properties text:space-before="1.905cm" text:min-label-width="0.635cm"/>
      </text:list-level-style-number>
      <text:list-level-style-number text:level="3" text:style-name="List1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4Level3" style:num-suffix="." style:num-format="1">
        <style:list-level-properties text:space-before="4.445cm" text:min-label-width="0.635cm"/>
      </text:list-level-style-number>
      <text:list-level-style-number text:level="5" text:style-name="List14Level4" style:num-suffix="." style:num-format="a">
        <style:list-level-properties text:space-before="5.715cm" text:min-label-width="0.635cm"/>
      </text:list-level-style-number>
      <text:list-level-style-number text:level="6" text:style-name="List1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4Level6" style:num-suffix="." style:num-format="1">
        <style:list-level-properties text:space-before="8.255cm" text:min-label-width="0.635cm"/>
      </text:list-level-style-number>
      <text:list-level-style-number text:level="8" text:style-name="List14Level7" style:num-suffix="." style:num-format="a">
        <style:list-level-properties text:space-before="9.525cm" text:min-label-width="0.635cm"/>
      </text:list-level-style-number>
      <text:list-level-style-number text:level="9" text:style-name="List1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ist15Level0" style:num-suffix="." style:num-format="1">
        <style:list-level-properties text:space-before="0.635cm" text:min-label-width="1.905cm"/>
      </text:list-level-style-number>
      <text:list-level-style-number text:level="2" text:style-name="List15Level1" style:num-suffix="." style:num-format="a">
        <style:list-level-properties text:space-before="1.905cm" text:min-label-width="1.905cm"/>
      </text:list-level-style-number>
      <text:list-level-style-number text:level="3" text:style-name="List15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15Level3" style:num-suffix="." style:num-format="1">
        <style:list-level-properties text:space-before="4.445cm" text:min-label-width="1.905cm"/>
      </text:list-level-style-number>
      <text:list-level-style-number text:level="5" text:style-name="List15Level4" style:num-suffix="." style:num-format="a">
        <style:list-level-properties text:space-before="5.715cm" text:min-label-width="1.905cm"/>
      </text:list-level-style-number>
      <text:list-level-style-number text:level="6" text:style-name="List15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15Level6" style:num-suffix="." style:num-format="1">
        <style:list-level-properties text:space-before="8.255cm" text:min-label-width="1.905cm"/>
      </text:list-level-style-number>
      <text:list-level-style-number text:level="8" text:style-name="List15Level7" style:num-suffix="." style:num-format="a">
        <style:list-level-properties text:space-before="9.525cm" text:min-label-width="1.905cm"/>
      </text:list-level-style-number>
      <text:list-level-style-number text:level="9" text:style-name="List15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635cm" text:min-label-width="1.905cm"/>
      </text:list-level-style-number>
      <text:list-level-style-number text:level="2" text:style-name="List16Level1" style:num-suffix="." style:num-format="a">
        <style:list-level-properties text:space-before="1.905cm" text:min-label-width="1.905cm"/>
      </text:list-level-style-number>
      <text:list-level-style-number text:level="3" text:style-name="List16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16Level3" style:num-suffix="." style:num-format="1">
        <style:list-level-properties text:space-before="4.445cm" text:min-label-width="1.905cm"/>
      </text:list-level-style-number>
      <text:list-level-style-number text:level="5" text:style-name="List16Level4" style:num-suffix="." style:num-format="a">
        <style:list-level-properties text:space-before="5.715cm" text:min-label-width="1.905cm"/>
      </text:list-level-style-number>
      <text:list-level-style-number text:level="6" text:style-name="List16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16Level6" style:num-suffix="." style:num-format="1">
        <style:list-level-properties text:space-before="8.255cm" text:min-label-width="1.905cm"/>
      </text:list-level-style-number>
      <text:list-level-style-number text:level="8" text:style-name="List16Level7" style:num-suffix="." style:num-format="a">
        <style:list-level-properties text:space-before="9.525cm" text:min-label-width="1.905cm"/>
      </text:list-level-style-number>
      <text:list-level-style-number text:level="9" text:style-name="List16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number text:level="1" text:style-name="List17Level0" style:num-suffix="." style:num-format="1">
        <style:list-level-properties text:space-before="0.635cm" text:min-label-width="1.905cm"/>
      </text:list-level-style-number>
      <text:list-level-style-number text:level="2" text:style-name="List17Level1" style:num-suffix="." style:num-format="a">
        <style:list-level-properties text:space-before="1.905cm" text:min-label-width="1.905cm"/>
      </text:list-level-style-number>
      <text:list-level-style-number text:level="3" text:style-name="List17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17Level3" style:num-suffix="." style:num-format="1">
        <style:list-level-properties text:space-before="4.445cm" text:min-label-width="1.905cm"/>
      </text:list-level-style-number>
      <text:list-level-style-number text:level="5" text:style-name="List17Level4" style:num-suffix="." style:num-format="a">
        <style:list-level-properties text:space-before="5.715cm" text:min-label-width="1.905cm"/>
      </text:list-level-style-number>
      <text:list-level-style-number text:level="6" text:style-name="List17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17Level6" style:num-suffix="." style:num-format="1">
        <style:list-level-properties text:space-before="8.255cm" text:min-label-width="1.905cm"/>
      </text:list-level-style-number>
      <text:list-level-style-number text:level="8" text:style-name="List17Level7" style:num-suffix="." style:num-format="a">
        <style:list-level-properties text:space-before="9.525cm" text:min-label-width="1.905cm"/>
      </text:list-level-style-number>
      <text:list-level-style-number text:level="9" text:style-name="List17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number text:level="1" text:style-name="List18Level0" style:num-suffix="." style:num-format="1">
        <style:list-level-properties text:space-before="0.635cm" text:min-label-width="0.635cm"/>
      </text:list-level-style-number>
      <text:list-level-style-number text:level="2" text:style-name="List18Level1" style:num-suffix="." style:num-format="a">
        <style:list-level-properties text:space-before="1.905cm" text:min-label-width="0.635cm"/>
      </text:list-level-style-number>
      <text:list-level-style-number text:level="3" text:style-name="List18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8Level3" style:num-suffix="." style:num-format="1">
        <style:list-level-properties text:space-before="4.445cm" text:min-label-width="0.635cm"/>
      </text:list-level-style-number>
      <text:list-level-style-number text:level="5" text:style-name="List18Level4" style:num-suffix="." style:num-format="a">
        <style:list-level-properties text:space-before="5.715cm" text:min-label-width="0.635cm"/>
      </text:list-level-style-number>
      <text:list-level-style-number text:level="6" text:style-name="List18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8Level6" style:num-suffix="." style:num-format="1">
        <style:list-level-properties text:space-before="8.255cm" text:min-label-width="0.635cm"/>
      </text:list-level-style-number>
      <text:list-level-style-number text:level="8" text:style-name="List18Level7" style:num-suffix="." style:num-format="a">
        <style:list-level-properties text:space-before="9.525cm" text:min-label-width="0.635cm"/>
      </text:list-level-style-number>
      <text:list-level-style-number text:level="9" text:style-name="List18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number text:level="1" text:style-name="List21Level0" style:num-suffix="." style:num-format="1">
        <style:list-level-properties text:space-before="0.635cm" text:min-label-width="0.635cm"/>
      </text:list-level-style-number>
      <text:list-level-style-number text:level="2" text:style-name="List21Level1" style:num-suffix="." style:num-format="a">
        <style:list-level-properties text:space-before="1.905cm" text:min-label-width="0.635cm"/>
      </text:list-level-style-number>
      <text:list-level-style-number text:level="3" text:style-name="List2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1Level3" style:num-suffix="." style:num-format="1">
        <style:list-level-properties text:space-before="4.445cm" text:min-label-width="0.635cm"/>
      </text:list-level-style-number>
      <text:list-level-style-number text:level="5" text:style-name="List21Level4" style:num-suffix="." style:num-format="a">
        <style:list-level-properties text:space-before="5.715cm" text:min-label-width="0.635cm"/>
      </text:list-level-style-number>
      <text:list-level-style-number text:level="6" text:style-name="List2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1Level6" style:num-suffix="." style:num-format="1">
        <style:list-level-properties text:space-before="8.255cm" text:min-label-width="0.635cm"/>
      </text:list-level-style-number>
      <text:list-level-style-number text:level="8" text:style-name="List21Level7" style:num-suffix="." style:num-format="a">
        <style:list-level-properties text:space-before="9.525cm" text:min-label-width="0.635cm"/>
      </text:list-level-style-number>
      <text:list-level-style-number text:level="9" text:style-name="List2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number text:level="1" text:style-name="List22Level0" style:num-suffix="." style:num-format="1">
        <style:list-level-properties text:space-before="0.635cm" text:min-label-width="0.635cm"/>
      </text:list-level-style-number>
      <text:list-level-style-number text:level="2" text:style-name="List22Level1" style:num-suffix="." style:num-format="a">
        <style:list-level-properties text:space-before="1.905cm" text:min-label-width="0.635cm"/>
      </text:list-level-style-number>
      <text:list-level-style-number text:level="3" text:style-name="List2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2Level3" style:num-suffix="." style:num-format="1">
        <style:list-level-properties text:space-before="4.445cm" text:min-label-width="0.635cm"/>
      </text:list-level-style-number>
      <text:list-level-style-number text:level="5" text:style-name="List22Level4" style:num-suffix="." style:num-format="a">
        <style:list-level-properties text:space-before="5.715cm" text:min-label-width="0.635cm"/>
      </text:list-level-style-number>
      <text:list-level-style-number text:level="6" text:style-name="List2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2Level6" style:num-suffix="." style:num-format="1">
        <style:list-level-properties text:space-before="8.255cm" text:min-label-width="0.635cm"/>
      </text:list-level-style-number>
      <text:list-level-style-number text:level="8" text:style-name="List22Level7" style:num-suffix="." style:num-format="a">
        <style:list-level-properties text:space-before="9.525cm" text:min-label-width="0.635cm"/>
      </text:list-level-style-number>
      <text:list-level-style-number text:level="9" text:style-name="List2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1.905cm"/>
      </text:list-level-style-bullet>
      <text:list-level-style-bullet text:level="2" text:style-name="List23Level1" text:bullet-char="○">
        <style:list-level-properties text:space-before="1.905cm" text:min-label-width="1.905cm"/>
      </text:list-level-style-bullet>
      <text:list-level-style-bullet text:level="3" text:style-name="List23Level2" text:bullet-char="■">
        <style:list-level-properties text:space-before="3.492cm" text:min-label-width="1.588cm"/>
      </text:list-level-style-bullet>
      <text:list-level-style-bullet text:level="4" text:style-name="List23Level3" text:bullet-char="●">
        <style:list-level-properties text:space-before="4.445cm" text:min-label-width="1.905cm"/>
      </text:list-level-style-bullet>
      <text:list-level-style-bullet text:level="5" text:style-name="List23Level4" text:bullet-char="○">
        <style:list-level-properties text:space-before="5.715cm" text:min-label-width="1.905cm"/>
      </text:list-level-style-bullet>
      <text:list-level-style-bullet text:level="6" text:style-name="List23Level5" text:bullet-char="■">
        <style:list-level-properties text:space-before="7.302cm" text:min-label-width="1.588cm"/>
      </text:list-level-style-bullet>
      <text:list-level-style-bullet text:level="7" text:style-name="List23Level6" text:bullet-char="●">
        <style:list-level-properties text:space-before="8.255cm" text:min-label-width="1.905cm"/>
      </text:list-level-style-bullet>
      <text:list-level-style-bullet text:level="8" text:style-name="List23Level7" text:bullet-char="○">
        <style:list-level-properties text:space-before="9.525cm" text:min-label-width="1.905cm"/>
      </text:list-level-style-bullet>
      <text:list-level-style-bullet text:level="9" text:style-name="List23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</meta:editing-cycles>
    <dc:date>2015-11-22T19:13:18.898345818</dc:date>
    <meta:editing-duration>P0D</meta:editing-duration>
    <meta:document-statistic meta:table-count="0" meta:image-count="3" meta:object-count="0" meta:page-count="8" meta:paragraph-count="248" meta:word-count="2457" meta:character-count="12936" meta:non-whitespace-character-count="10881"/>
  </office:meta>
</office:document-meta>
</file>